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7432e" officeooo:paragraph-rsid="0007432e" fo:background-color="#ffff00"/>
    </style:style>
    <style:style style:name="P2" style:family="paragraph" style:parent-style-name="Text_20_body">
      <style:text-properties officeooo:paragraph-rsid="0005b9a6"/>
    </style:style>
    <style:style style:name="P3" style:family="paragraph" style:parent-style-name="Title">
      <style:text-properties officeooo:paragraph-rsid="0005b9a6"/>
    </style:style>
    <style:style style:name="P4" style:family="paragraph" style:parent-style-name="Text_20_body">
      <style:text-properties officeooo:rsid="0005b9a6" officeooo:paragraph-rsid="0005b9a6"/>
    </style:style>
    <style:style style:name="P5" style:family="paragraph" style:parent-style-name="Text_20_body">
      <style:text-properties fo:font-weight="bold" officeooo:rsid="0005b9a6" officeooo:paragraph-rsid="0005b9a6" style:font-weight-asian="bold" style:font-weight-complex="bold"/>
    </style:style>
    <style:style style:name="P6" style:family="paragraph" style:parent-style-name="Text_20_body">
      <style:text-properties fo:font-weight="bold" officeooo:rsid="0007432e" officeooo:paragraph-rsid="0007432e" style:font-weight-asian="bold" style:font-weight-complex="bold"/>
    </style:style>
    <style:style style:name="P7" style:family="paragraph" style:parent-style-name="Text_20_body">
      <style:text-properties officeooo:rsid="0007432e" officeooo:paragraph-rsid="0007432e"/>
    </style:style>
    <style:style style:name="P8" style:family="paragraph" style:parent-style-name="Text_20_body">
      <style:text-properties officeooo:rsid="0007432e" officeooo:paragraph-rsid="0007432e" fo:background-color="transparen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/>
    <style:style style:name="P12" style:family="paragraph" style:parent-style-name="Heading_20_1">
      <style:text-properties fo:background-color="#ffff00"/>
    </style:style>
    <style:style style:name="P13" style:family="paragraph" style:parent-style-name="Heading_20_1" style:list-style-name="">
      <style:text-properties officeooo:rsid="0007432e" officeooo:paragraph-rsid="00084c8d"/>
    </style:style>
    <style:style style:name="P14" style:family="paragraph" style:parent-style-name="Text_20_body">
      <style:text-properties officeooo:rsid="0005b9a6" officeooo:paragraph-rsid="0005b9a6"/>
    </style:style>
    <style:style style:name="P15" style:family="paragraph" style:parent-style-name="Text_20_body" style:list-style-name="L1">
      <style:text-properties officeooo:rsid="0005b9a6" officeooo:paragraph-rsid="0005b9a6"/>
    </style:style>
    <style:style style:name="P16" style:family="paragraph" style:parent-style-name="Text_20_body">
      <style:text-properties fo:font-weight="bold" officeooo:rsid="0005b9a6" officeooo:paragraph-rsid="0005b9a6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05b9a6" officeooo:paragraph-rsid="0005b9a6" style:font-weight-asian="bold" style:font-weight-complex="bold"/>
    </style:style>
    <style:style style:name="P18" style:family="paragraph" style:parent-style-name="Text_20_body" style:list-style-name="L2">
      <style:text-properties fo:font-weight="bold" officeooo:rsid="0005b9a6" officeooo:paragraph-rsid="0005b9a6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005b9a6" officeooo:paragraph-rsid="0005b9a6" style:font-weight-asian="bold" style:font-weight-complex="bold"/>
    </style:style>
    <style:style style:name="P20" style:family="paragraph" style:parent-style-name="Text_20_body" style:list-style-name="L4">
      <style:text-properties fo:font-weight="bold" officeooo:rsid="0005b9a6" officeooo:paragraph-rsid="0005b9a6" style:font-weight-asian="bold" style:font-weight-complex="bold"/>
    </style:style>
    <style:style style:name="P21" style:family="paragraph" style:parent-style-name="Text_20_body" style:list-style-name="L9">
      <style:text-properties fo:font-weight="bold" officeooo:rsid="0007432e" officeooo:paragraph-rsid="0007432e" style:font-weight-asian="bold" style:font-weight-complex="bold"/>
    </style:style>
    <style:style style:name="P22" style:family="paragraph" style:parent-style-name="Text_20_body">
      <style:text-properties fo:font-weight="bold" officeooo:rsid="0007432e" officeooo:paragraph-rsid="0007432e" style:font-weight-asian="bold" style:font-weight-complex="bold"/>
    </style:style>
    <style:style style:name="P23" style:family="paragraph" style:parent-style-name="Text_20_body" style:list-style-name="L11">
      <style:text-properties fo:font-weight="bold" officeooo:rsid="0007432e" officeooo:paragraph-rsid="0007432e" style:font-weight-asian="bold" style:font-weight-complex="bold"/>
    </style:style>
    <style:style style:name="P24" style:family="paragraph" style:parent-style-name="Text_20_body" style:list-style-name="L5">
      <style:text-properties fo:font-weight="bold" officeooo:rsid="0007432e" officeooo:paragraph-rsid="0007432e" fo:background-color="transparent" style:font-weight-asian="bold" style:font-weight-complex="bold"/>
    </style:style>
    <style:style style:name="P25" style:family="paragraph" style:parent-style-name="Text_20_body">
      <style:text-properties fo:font-weight="bold" officeooo:rsid="0007432e" officeooo:paragraph-rsid="0007432e" fo:background-color="transparent" style:font-weight-asian="bold" style:font-weight-complex="bold"/>
    </style:style>
    <style:style style:name="P26" style:family="paragraph" style:parent-style-name="Text_20_body" style:list-style-name="L11">
      <style:text-properties fo:font-weight="bold" fo:background-color="#ffff00" style:font-weight-asian="bold" style:font-weight-complex="bold"/>
    </style:style>
    <style:style style:name="P27" style:family="paragraph" style:parent-style-name="Text_20_body" style:list-style-name="L11">
      <style:text-properties fo:font-weight="bold" officeooo:rsid="0007432e" officeooo:paragraph-rsid="0007432e" fo:background-color="#ffff00" style:font-weight-asian="bold" style:font-weight-complex="bold"/>
    </style:style>
    <style:style style:name="P28" style:family="paragraph" style:parent-style-name="Text_20_body">
      <style:text-properties fo:font-weight="normal" officeooo:rsid="0005b9a6" officeooo:paragraph-rsid="0005b9a6" style:font-weight-asian="normal" style:font-weight-complex="normal"/>
    </style:style>
    <style:style style:name="P29" style:family="paragraph" style:parent-style-name="Text_20_body" style:list-style-name="L10">
      <style:text-properties fo:font-weight="normal" officeooo:rsid="0007432e" officeooo:paragraph-rsid="0007432e" style:font-weight-asian="normal" style:font-weight-complex="normal"/>
    </style:style>
    <style:style style:name="P30" style:family="paragraph" style:parent-style-name="Text_20_body" style:list-style-name="L5">
      <style:text-properties officeooo:rsid="0007432e" officeooo:paragraph-rsid="0007432e" fo:background-color="transparent"/>
    </style:style>
    <style:style style:name="P31" style:family="paragraph" style:parent-style-name="Text_20_body" style:list-style-name="L6">
      <style:text-properties officeooo:rsid="0007432e" officeooo:paragraph-rsid="0007432e"/>
    </style:style>
    <style:style style:name="P32" style:family="paragraph" style:parent-style-name="Text_20_body">
      <style:text-properties officeooo:rsid="0007432e" officeooo:paragraph-rsid="0007432e"/>
    </style:style>
    <style:style style:name="P33" style:family="paragraph" style:parent-style-name="Text_20_body" style:list-style-name="">
      <style:text-properties officeooo:rsid="0007432e" officeooo:paragraph-rsid="00084c8d"/>
    </style:style>
    <style:style style:name="P34" style:family="paragraph" style:parent-style-name="Text_20_body" style:list-style-name="L11">
      <style:text-properties officeooo:rsid="0007432e" officeooo:paragraph-rsid="0007432e"/>
    </style:style>
    <style:style style:name="P35" style:family="paragraph" style:parent-style-name="Text_20_body" style:list-style-name="L7">
      <style:text-properties style:text-position="0% 100%" fo:font-weight="bold" officeooo:rsid="0007432e" officeooo:paragraph-rsid="0007432e" style:font-weight-asian="bold" style:font-weight-complex="bold"/>
    </style:style>
    <style:style style:name="P36" style:family="paragraph" style:parent-style-name="Text_20_body">
      <style:text-properties style:text-position="0% 100%" fo:font-weight="bold" officeooo:rsid="0007432e" officeooo:paragraph-rsid="0007432e" style:font-weight-asian="bold" style:font-weight-complex="bold"/>
    </style:style>
    <style:style style:name="P37" style:family="paragraph" style:parent-style-name="Text_20_body" style:list-style-name="L8">
      <style:text-properties style:text-position="0% 100%" fo:font-weight="bold" officeooo:rsid="0007432e" officeooo:paragraph-rsid="0007432e" style:font-weight-asian="bold" style:font-weight-complex="bold"/>
    </style:style>
    <style:style style:name="P38" style:family="paragraph" style:parent-style-name="Text_20_body" style:list-style-name="L11">
      <style:text-properties officeooo:paragraph-rsid="00074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32e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007432e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officeooo:rsid="0007432e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84c8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EN TEMA 1 PSP</text:p>
      <text:p text:style-name="P2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9"><text:a xlink:type="simple" xlink:href="#__RefHeading___Toc608_182977829" text:style-name="Index_20_Link" text:visited-style-name="Index_20_Link">UNIDADES FUNCIONALES DEL PC:<text:tab/>2</text:a></text:p>
          <text:p text:style-name="P9"><text:a xlink:type="simple" xlink:href="#__RefHeading___Toc610_182977829" text:style-name="Index_20_Link" text:visited-style-name="Index_20_Link">INSTRUCCIONES:<text:tab/>3</text:a></text:p>
          <text:p text:style-name="P9"><text:a xlink:type="simple" xlink:href="#__RefHeading___Toc612_182977829" text:style-name="Index_20_Link" text:visited-style-name="Index_20_Link">MÉTODOS DE DIRECCIONAMIENTO:<text:tab/>3</text:a></text:p>
          <text:p text:style-name="P9"><text:a xlink:type="simple" xlink:href="#__RefHeading___Toc614_182977829" text:style-name="Index_20_Link" text:visited-style-name="Index_20_Link">PROCESO:<text:tab/>4</text:a></text:p>
          <text:p text:style-name="P9"><text:a xlink:type="simple" xlink:href="#__RefHeading___Toc616_182977829" text:style-name="Index_20_Link" text:visited-style-name="Index_20_Link">PROGRAMA vs PROCESO:<text:tab/>4</text:a></text:p>
          <text:p text:style-name="P9"><text:a xlink:type="simple" xlink:href="#__RefHeading___Toc618_182977829" text:style-name="Index_20_Link" text:visited-style-name="Index_20_Link">ESTADOS DE UN PROCESO:<text:tab/>5</text:a></text:p>
          <text:p text:style-name="P9"><text:a xlink:type="simple" xlink:href="#__RefHeading___Toc620_182977829" text:style-name="Index_20_Link" text:visited-style-name="Index_20_Link">COLAS DE PROCESOS:<text:tab/>5</text:a></text:p>
          <text:p text:style-name="P9"><text:a xlink:type="simple" xlink:href="#__RefHeading___Toc622_182977829" text:style-name="Index_20_Link" text:visited-style-name="Index_20_Link">PLANIFICACIÓN DE PROCESOS:<text:tab/>5</text:a></text:p>
          <text:p text:style-name="P9"><text:a xlink:type="simple" xlink:href="#__RefHeading___Toc624_182977829" text:style-name="Index_20_Link" text:visited-style-name="Index_20_Link">CAMBIO DE CONTEXTO:<text:tab/>6</text:a></text:p>
          <text:p text:style-name="P9"><text:a xlink:type="simple" xlink:href="#__RefHeading___Toc626_182977829" text:style-name="Index_20_Link" text:visited-style-name="Index_20_Link">ÁRBOL DE PROCESOS:<text:tab/>6</text:a></text:p>
          <text:p text:style-name="P9"><text:a xlink:type="simple" xlink:href="#__RefHeading___Toc634_182977829" text:style-name="Index_20_Link" text:visited-style-name="Index_20_Link">PROCESADOR CON VARIOS NÚCLEOS:<text:tab/>6</text:a></text:p>
          <text:p text:style-name="P9"><text:a xlink:type="simple" xlink:href="#__RefHeading___Toc632_182977829" text:style-name="Index_20_Link" text:visited-style-name="Index_20_Link">MÉTODOS DE UN PROCESO:<text:tab/>7</text:a></text:p>
        </text:index-body>
      </text:table-of-content>
      <text:p text:style-name="P4"/>
      <text:h text:style-name="P10" text:outline-level="1"><text:bookmark-start text:name="__RefHeading___Toc608_182977829"/>UNIDADES FUNCIONALES DEL PC:<text:bookmark-end text:name="__RefHeading___Toc608_182977829"/></text:h>
      <text:p text:style-name="P4"/>
      <text:p text:style-name="P4">Memoria Principal: Envía instrucciones a la <text:span text:style-name="T1">Unidad de Control (UC)</text:span> y envía y recibe datos a la <text:span text:style-name="T1">Unidad Aritmético Lógica (UAL).</text:span></text:p>
      <text:p text:style-name="P4"/>
      <text:p text:style-name="P5">CPU:</text:p>
      <text:list text:style-name="L1">
        <text:list-item>
          <text:p text:style-name="P15"><text:span text:style-name="T1">Unidad de Control: </text:span><text:span text:style-name="T5">contiene la instrucción que se está ejecutando. La ejecución es atendida por el Kernel.</text:span></text:p>
        </text:list-item>
        <text:list-item>
          <text:p text:style-name="P17">Unidad Aritmético Lógica: <text:span text:style-name="T5">almacena resultados de las operaciones y envía por el Bus los resultados.</text:span></text:p>
        </text:list-item>
        <text:list-item>
          <text:p text:style-name="P17">Memoria Principal (RAM): <text:span text:style-name="T5">almacena instrucciones y datos necesarios en ejecución.</text:span></text:p>
          <text:list>
            <text:list-item>
              <text:p text:style-name="P17"><text:span text:style-name="T5">Selector de Memoria: posibilita la transferencia entre </text:span>RDM<text:span text:style-name="T5"> </text:span>(Registro de direcciones de memoria)<text:span text:style-name="T5"> y </text:span>RIM<text:span text:style-name="T5"> </text:span>(Registro de Intercambio de Memoria)</text:p>
            </text:list-item>
            <text:list-item>
              <text:p text:style-name="P17">RDM: <text:span text:style-name="T5">dirección desde la que se va a leer/escribir datos.</text:span></text:p>
            </text:list-item>
            <text:list-item>
              <text:p text:style-name="P17">RIM: <text:span text:style-name="T5">recibe el dato del RDM si es de lectura y lo escribe si es de escritura.</text:span></text:p>
            </text:list-item>
          </text:list>
        </text:list-item>
        <text:list-item>
          <text:p text:style-name="P17">Bus del Sistema: <text:span text:style-name="T5">se encarga de la conexión y comunicación entre CPU y el resto de unidades.</text:span></text:p>
          <text:list>
            <text:list-item>
              <text:p text:style-name="P17">Líneas de Datos: <text:span text:style-name="T5">caminos físicos por donde se transmiten los datos.</text:span></text:p>
            </text:list-item>
            <text:list-item>
              <text:p text:style-name="P17">Líneas de Dirección: <text:span text:style-name="T5">se emplean para seleccionar la fuente o destino de la información que hay en el bus. Sólo transfiere direcciones.</text:span></text:p>
            </text:list-item>
            <text:list-item>
              <text:p text:style-name="P17">Líneas de Control: <text:span text:style-name="T5">gestionan el uso y acceso a los buses de datos.</text:span></text:p>
            </text:list-item>
          </text:list>
        </text:list-item>
      </text:list>
      <text:p text:style-name="P5"/>
      <text:p text:style-name="P5"/>
      <text:h text:style-name="P10" text:outline-level="1"><text:bookmark-start text:name="__RefHeading___Toc610_182977829"/>INSTRUCCIONES:<text:bookmark-end text:name="__RefHeading___Toc610_182977829"/></text:h>
      <text:p text:style-name="Text_20_body"/>
      <text:p text:style-name="P4">Se componen de:</text:p>
      <text:list text:style-name="L2">
        <text:list-item>
          <text:p text:style-name="P18">Código de Operación: <text:span text:style-name="T5">indica la operación que se realizará.</text:span></text:p>
        </text:list-item>
        <text:list-item>
          <text:p text:style-name="P18">Operandos: <text:span text:style-name="T5">los valores que se usarán para la operación.</text:span></text:p>
        </text:list-item>
      </text:list>
      <text:p text:style-name="P5"/>
      <text:p text:style-name="P28">Tipos de Instrucciones:</text:p>
      <text:list text:style-name="L3">
        <text:list-item>
          <text:p text:style-name="P19">Instrucciones de 3 operandos.</text:p>
        </text:list-item>
        <text:list-item>
          <text:p text:style-name="P19">Instrucciones de 2 operandos.</text:p>
        </text:list-item>
        <text:list-item>
          <text:p text:style-name="P19">Instrucciones de 1 operando.</text:p>
        </text:list-item>
        <text:list-item>
          <text:p text:style-name="P19">Instrucciones sin operandos.</text:p>
        </text:list-item>
      </text:list>
      <text:p text:style-name="P5"/>
      <text:p text:style-name="P5"/>
      <text:h text:style-name="Heading_20_1" text:outline-level="1"><text:bookmark-start text:name="__RefHeading___Toc612_182977829"/>MÉTODOS DE DIRECCIONAMIENTO:<text:bookmark-end text:name="__RefHeading___Toc612_182977829"/></text:h>
      <text:p text:style-name="Text_20_body"/>
      <text:p text:style-name="P4">Un modo de direccionamiento es el modo que se utiliza en una instrucción para indicar la posición de memoria.</text:p>
      <text:p text:style-name="P4"/>
      <text:p text:style-name="P4">Tipos:</text:p>
      <text:list text:style-name="L4">
        <text:list-item>
          <text:p text:style-name="P20">Direccionamiento Inmediato: <text:span text:style-name="T5">la instrucción contiene el dato que hay que emplear.</text:span></text:p>
        </text:list-item>
        <text:list-item>
          <text:p text:style-name="P20">Direccionamiento Directo: <text:span text:style-name="T5">la instrucción contiene la dirección de memoria central.</text:span></text:p>
        </text:list-item>
        <text:list-item>
          <text:p text:style-name="P20">Direccionamiento Indirecto: <text:span text:style-name="T5">la instrucción contiene la posición de memoria que contiene la dirección de ese dato.</text:span></text:p>
        </text:list-item>
        <text:list-item>
          <text:p text:style-name="P20">Direccionamiento Relativo: <text:span text:style-name="T5">la dirección es calculada.</text:span></text:p>
        </text:list-item>
      </text:list>
      <text:p text:style-name="P5"/>
      <text:p text:style-name="P5"/>
      <text:h text:style-name="P10" text:outline-level="1"><text:bookmark-start text:name="__RefHeading___Toc614_182977829"/>PROCESO:<text:bookmark-end text:name="__RefHeading___Toc614_182977829"/></text:h>
      <text:p text:style-name="Text_20_body"/>
      <text:p text:style-name="P1">Es un programa en ejecución, una instancia de un fichero ejecutable.</text:p>
      <text:p text:style-name="P1"/>
      <text:p text:style-name="P8">Un proceso implica:</text:p>
      <text:list text:style-name="L5">
        <text:list-item>
          <text:p text:style-name="P30">Su imagen de memoria, su espacio de direcciones de memoria donde se va a ejecutar. Cada proceso tiene asignado su propio espacio de direcciones de memoria.</text:p>
        </text:list-item>
        <text:list-item>
          <text:p text:style-name="P24">Estado del Proceso: <text:span text:style-name="T6">conjunto de valores de los registros de la Unidad de Control y de la Unidad Aritmético Lógica.</text:span><text:span text:style-name="T5"> Valores de: registro de instrucción, registro de contador de programa, registros en la UAL.</text:span></text:p>
        </text:list-item>
        <text:list-item>
          <text:p text:style-name="P24">Momento del Proceso: <text:span text:style-name="T5">podemos decir que es el valor del Registro Contador de Programa, </text:span><text:span text:style-name="T6">contiene la dirección de memoria de la siguiente instrucción a ejecutarse.</text:span></text:p>
        </text:list-item>
      </text:list>
      <text:p text:style-name="P25"/>
      <text:p text:style-name="P25"/>
      <text:p text:style-name="P25"/>
      <text:h text:style-name="Heading_20_1" text:outline-level="1"><text:bookmark-start text:name="__RefHeading___Toc616_182977829"/><text:span text:style-name="T9">PROGRAMA</text:span> vs <text:span text:style-name="T9">PROCESO</text:span>:<text:bookmark-end text:name="__RefHeading___Toc616_182977829"/></text:h>
      <text:p text:style-name="Text_20_body"/>
      <text:p text:style-name="P7">Un <text:span text:style-name="T1">Programa</text:span> es un fichero Binario Ejectuable en disco mientras un <text:span text:style-name="T1">Proceso</text:span> es una instancia de un porgrama en ejecución.</text:p>
      <text:p text:style-name="P7"/>
      <text:p text:style-name="P7">Un Porceso supone la existencia de:</text:p>
      <text:list text:style-name="L6">
        <text:list-item>
          <text:p text:style-name="P31"><text:span text:style-name="T1">Su propio espacio de direcciones</text:span> de memoria interna.</text:p>
        </text:list-item>
        <text:list-item>
          <text:p text:style-name="P31"><text:span text:style-name="T1">Valor de contador de programa</text:span> en un registro de la Unidad de Control.</text:p>
        </text:list-item>
        <text:list-item>
          <text:p text:style-name="P31"><text:span text:style-name="T1">El estado del proceso</text:span>: es el conjunto de valores de los distintos registros del procesador</text:p>
        </text:list-item>
      </text:list>
      <text:p text:style-name="P7"/>
      <text:h text:style-name="Heading_20_1" text:outline-level="1"/>
      <text:h text:style-name="P11" text:outline-level="1"/>
      <text:h text:style-name="P10" text:outline-level="1"><text:bookmark-start text:name="__RefHeading___Toc618_182977829"/>E<text:span text:style-name="T7">STADOS DE UN PROCESO</text:span>:<text:bookmark-end text:name="__RefHeading___Toc618_182977829"/></text:h>
      <text:p text:style-name="Text_20_body"/>
      <text:list text:style-name="L7">
        <text:list-item>
          <text:p text:style-name="P35">Estado Nuevo: <text:span text:style-name="T5">el proceso es creado (Sólo sucede una vez)</text:span></text:p>
        </text:list-item>
        <text:list-item>
          <text:p text:style-name="P35">Estado Listo: <text:span text:style-name="T5">el proceso está en la cola de procesos listo para ejecutarse.</text:span></text:p>
        </text:list-item>
        <text:list-item>
          <text:p text:style-name="P35">En Ejecución: <text:span text:style-name="T5">pasa desde el comienzo de la cola de procesos preparados e ejecutarse.</text:span></text:p>
        </text:list-item>
        <text:list-item>
          <text:p text:style-name="P35">Estado Bloqueado: <text:span text:style-name="T5">el proceso está bloqueado esperando a que ocurra algún suceso. Desde aquí vuelve al Estado Listo antes de pasar a estar en ejecución.</text:span></text:p>
        </text:list-item>
        <text:list-item>
          <text:p text:style-name="P35">Estado Terminado: <text:span text:style-name="T5">el proceso termina su ejecución o lo finaliza el proceso padre.</text:span></text:p>
        </text:list-item>
      </text:list>
      <text:p text:style-name="P36"/>
      <text:h text:style-name="Heading_20_1" text:outline-level="1"><text:bookmark-start text:name="__RefHeading___Toc620_182977829"/>COLAS DE PROCESOS:<text:bookmark-end text:name="__RefHeading___Toc620_182977829"/></text:h>
      <text:p text:style-name="P36"/>
      <text:list text:style-name="L8">
        <text:list-item>
          <text:p text:style-name="P37">Cola de Procesos: <text:span text:style-name="T5">contiene todos los procesos existentes.</text:span></text:p>
        </text:list-item>
        <text:list-item>
          <text:p text:style-name="P37">Cola de Procesos Preparados: <text:span text:style-name="T5">contiene todos los procesos en estado listo.</text:span></text:p>
        </text:list-item>
        <text:list-item>
          <text:p text:style-name="P37">Cola de Dispositivos: <text:span text:style-name="T5">son las colas donde se encuentran los procesos en estado bloqueado a la espera de la demanda de alguna operación.</text:span></text:p>
        </text:list-item>
      </text:list>
      <text:p text:style-name="P36"/>
      <text:h text:style-name="Heading_20_1" text:outline-level="1"><text:bookmark-start text:name="__RefHeading___Toc622_182977829"/>PLANIFICACIÓN DE PROCESOS:<text:bookmark-end text:name="__RefHeading___Toc622_182977829"/></text:h>
      <text:p text:style-name="Text_20_body"/>
      <text:p text:style-name="P6">Políticas de Planificación a Corto Plazo:</text:p>
      <text:list text:style-name="L9">
        <text:list-item>
          <text:p text:style-name="P21">Planificación sin desalojo o cooperativa: <text:span text:style-name="T5">Sólo se cambia de proceso en ejecución si dicho proceso se bloquea o termina.</text:span></text:p>
        </text:list-item>
        <text:list-item>
          <text:p text:style-name="P21">Planificación Apropiativa o con desalojo: <text:span text:style-name="T5">si desaloja un proce si aparece en la cola de procesos listos uno con mayor prioridad.</text:span></text:p>
        </text:list-item>
        <text:list-item>
          <text:p text:style-name="P21">Tiempo Compartido: <text:span text:style-name="T5">se desaloja el proceso en ejecución porque finaliza su cuanto de ejecución.</text:span></text:p>
          <text:list>
            <text:list-item>
              <text:p text:style-name="P21"><text:span text:style-name="T8">Cuanto de ejecución:</text:span> <text:span text:style-name="T5">cantidad máxima de tiempo que un proceso puede estar en ejecución ininterrumpidamente.</text:span></text:p>
            </text:list-item>
          </text:list>
        </text:list-item>
      </text:list>
      <text:p text:style-name="P6"/>
      <text:p text:style-name="P6"><text:span text:style-name="T5"><text:tab/></text:span><text:span text:style-name="T8">Multiprogramación:</text:span> <text:span text:style-name="T5">ejecución concurrente de todos los procesos.</text:span></text:p>
      <text:p text:style-name="P6">Políticas de Planificación a Largo Plazo: </text:p>
      <text:list text:style-name="L10">
        <text:list-item>
          <text:p text:style-name="P29">El planificador instancia o crea los nuevos procesos. Controla el númerod e procesos existentes y por lo tanto controla el grado de multiprogramación.</text:p>
        </text:list-item>
      </text:list>
      <text:h text:style-name="P12" text:outline-level="1" text:is-list-header="true"><text:bookmark-start text:name="__RefHeading___Toc624_182977829"/><text:soft-page-break/>CAMBIO DE CONTEXTO:<text:bookmark-end text:name="__RefHeading___Toc624_182977829"/></text:h>
      <text:p text:style-name="Text_20_body"/>
      <text:p text:style-name="P7">El cambio de contexto es el cambio de un proceso a otro cuando se desaloja el que está en ejecución.</text:p>
      <text:p text:style-name="P7"/>
      <text:h text:style-name="Heading_20_1" text:outline-level="1"><text:bookmark-start text:name="__RefHeading___Toc626_182977829"/>ÁRBOL DE PROCESOS:<text:bookmark-end text:name="__RefHeading___Toc626_182977829"/></text:h>
      <text:p text:style-name="Text_20_body"/>
      <text:p text:style-name="P7">Definimos un aplicación multiproceso como un árbol n-ario de procesos, donde todos los procesos son <text:span text:style-name="T1">cooperantes</text:span><text:span text:style-name="T5"> ya que cooperan para la realización de una tarea común.</text:span></text:p>
      <text:p text:style-name="P7"/>
      <text:p text:style-name="P7"><text:span text:style-name="T5">En general todos los procesos que se están ejecutando concurrentemente en un equipo, son procesos independientes que se ejecutan </text:span><text:span text:style-name="T1">asincrónicamente</text:span><text:span text:style-name="T5"> y que no se comunican.</text:span></text:p>
      <text:p text:style-name="P7"/>
      <text:p text:style-name="P7"><text:span text:style-name="T5">En una aplicación multiproceso puede ser </text:span><text:span text:style-name="T3">asincrónicos</text:span><text:span text:style-name="T1"> </text:span><text:span text:style-name="T5">si no se comunican o </text:span><text:span text:style-name="T3">sincrónicos</text:span><text:span text:style-name="T1"> </text:span><text:span text:style-name="T5">si se comunica.</text:span></text:p>
      <text:p text:style-name="P7"/>
      <text:p text:style-name="P6">La comunicación entre procesos padre-hijo es una forma de sincronización.</text:p>
      <text:p text:style-name="P6"/>
      <text:h text:style-name="P13" text:outline-level="1"><text:bookmark-start text:name="__RefHeading___Toc634_182977829"/><text:span text:style-name="T8">PROCESADOR CON VARIOS NÚCLEOS:</text:span><text:bookmark-end text:name="__RefHeading___Toc634_182977829"/></text:h>
      <text:p text:style-name="P33"/>
      <text:p text:style-name="Text_20_body">Cada núcleo puede atender a una instrucción pero del mismo proceso, del único proceso que está en ejecución, entonces es posible la multitarea; se ejecutan varios hilos pero de un mismo proceso.</text:p>
      <text:h text:style-name="P10" text:outline-level="1"><text:bookmark-start text:name="__RefHeading___Toc632_182977829"/>MÉTODOS DE UN PROCESO:<text:bookmark-end text:name="__RefHeading___Toc632_182977829"/></text:h>
      <text:p text:style-name="Text_20_body"/>
      <text:list text:style-name="L11">
        <text:list-item>
          <text:p text:style-name="P26">.<text:span text:style-name="T7">start(): </text:span></text:p>
          <text:list>
            <text:list-item>
              <text:p text:style-name="P34"><text:span text:style-name="T1">Devuelve</text:span>: objeto de la clase Process</text:p>
            </text:list-item>
            <text:list-item>
              <text:p text:style-name="P34"><text:span text:style-name="T1">Clase a la que pertenece:</text:span> ProcessBuilder</text:p>
            </text:list-item>
            <text:list-item>
              <text:p text:style-name="P34"><text:span text:style-name="T1">Qué hace:</text:span> el nuevo proceso está en estado listo</text:p>
            </text:list-item>
          </text:list>
        </text:list-item>
        <text:list-item>
          <text:p text:style-name="P38"><text:span text:style-name="T2">.</text:span><text:span text:style-name="T4">getInputStream():</text:span></text:p>
          <text:list>
            <text:list-item>
              <text:p text:style-name="P23">Devuelve: <text:span text:style-name="T5">InputStream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realiza operaciones de lectura</text:span></text:p>
            </text:list-item>
          </text:list>
        </text:list-item>
        <text:list-item>
          <text:p text:style-name="P27">.getOutputStream():</text:p>
          <text:list>
            <text:list-item>
              <text:p text:style-name="P23">Devuelve: <text:span text:style-name="T5">OutputStream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realiza operaciones de escritura</text:span></text:p>
            </text:list-item>
          </text:list>
        </text:list-item>
        <text:list-item>
          <text:p text:style-name="P27">.getErrorStream():</text:p>
          <text:list>
            <text:list-item>
              <text:p text:style-name="P23">Devuelve: <text:span text:style-name="T5">InputStream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realiza operaciones de lectura de errores al padre</text:span></text:p>
            </text:list-item>
          </text:list>
        </text:list-item>
        <text:list-item>
          <text:p text:style-name="P27">.destroy():</text:p>
          <text:list>
            <text:list-item>
              <text:p text:style-name="P23">Devuelve: <text:span text:style-name="T5">void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finaliza el proceso hijo referenciado</text:span></text:p>
            </text:list-item>
          </text:list>
        </text:list-item>
        <text:list-item>
          <text:p text:style-name="P27">.waitFor():</text:p>
          <text:list>
            <text:list-item>
              <text:p text:style-name="P23">Devuelve: <text:span text:style-name="T5">int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bloquea al proceso padre hasta que el hijo finaliza</text:span></text:p>
            </text:list-item>
          </text:list>
        </text:list-item>
        <text:list-item>
          <text:p text:style-name="P27">.exitValue():</text:p>
          <text:list>
            <text:list-item>
              <text:p text:style-name="P23">Devuelve: <text:span text:style-name="T5">int</text:span></text:p>
            </text:list-item>
            <text:list-item>
              <text:p text:style-name="P23">Clase a la que pertenece: <text:span text:style-name="T5">Process</text:span></text:p>
            </text:list-item>
            <text:list-item>
              <text:p text:style-name="P23">Qué hace: <text:span text:style-name="T5">obtiene el valor de la operación exit del proceso hijo</text:span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05:56.403000000</meta:creation-date>
    <dc:date>2023-12-14T12:04:36.021000000</dc:date>
    <meta:editing-duration>PT1H18M34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7" meta:paragraph-count="112" meta:word-count="1078" meta:character-count="6446" meta:non-whitespace-character-count="5544"/>
  </office:meta>
</office:document-meta>
</file>